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Calibri" fo:font-size="14pt" style:font-size-asian="14pt" style:font-size-complex="14pt"/>
    </style:style>
    <style:style style:name="P3" style:family="paragraph" style:parent-style-name="Standard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hválím Tě země má<text:span text:style-name="T2"> (Svěrák, Uhlíř)</text:span></text:p>
      <text:p text:style-name="P3"/>
      <text:p text:style-name="P2">Chválím Tě země má<text:line-break/>(Chválím Tě země má)<text:line-break/>Tvůj žár i mráz<text:line-break/>(Tvůj žár i mráz)<text:line-break/>Tvá tráva zelená<text:line-break/>(Tvá tráva zelená)<text:line-break/>Dál vábí nás<text:line-break/>(Dál vábí nás) </text:p>
      <text:p text:style-name="P2"/>
      <text:p text:style-name="P2">Máš závoj z oblaků<text:line-break/>(Máš závoj z oblaků)<text:line-break/>Bílých jak sníh<text:line-break/>(Bílých jak sníh)<text:line-break/>Hvězdo má, bárko zázraků<text:line-break/>(Hvězdo má, bárko zázraků)<text:line-break/>Na nebesích<text:line-break/>(Na nebesích) </text:p>
      <text:p text:style-name="P2"/>
      <text:p text:style-name="P2">Ať před mou planetou<text:line-break/>Hvězdný prach zametou</text:p>
      <text:p text:style-name="P2"><text:line-break/>Dej vláhu rostlinám<text:line-break/>Dej ptákům pít<text:line-break/>Prosím svou přízeň dej i nám<text:line-break/>Dej mír a klid </text:p>
      <text:p text:style-name="P2"/>
      <text:p text:style-name="P2"/>
      <text:p text:style-name="P2"/>
      <text:p text:style-name="P2">Dej vláhu rostlinám<text:line-break/>Chválím tě země má<text:line-break/>Dej ptákům pít <text:line-break/>Tvůj žár i mráz<text:line-break/>Svou přízeň dej i nám <text:line-break/>Tvá tráva zelená<text:line-break/>Dej mír a klid <text:line-break/>Dál vábí nás </text:p>
      <text:p text:style-name="P2"/>
      <text:p text:style-name="P2">Máš závoj z oblaků<text:line-break/>Bílý jak sníh<text:line-break/>Má bárko zázraků<text:line-break/>Na nebesích </text:p>
      <text:p text:style-name="P2"/>
      <text:p text:style-name="P2">Ať před mou planetou<text:line-break/>Hvězdný prach zametou</text:p>
      <text:p text:style-name="P2"/>
      <text:p text:style-name="P2">Dej vláhu rostlinám<text:line-break/>Dej vláhu rostlinám<text:line-break/>Dej ptákům pít<text:line-break/>Dej ptákům pít<text:line-break/>Prosím svou přízeň dej i nám<text:line-break/>Prosím svou přízeň dej i nám<text:line-break/>Dej mír a klid<text:line-break/>Dej mír a klid </text:p>
      <text:p text:style-name="P2">Svou přízeň dej i nám<text:line-break/>Dej mír a kli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nisa Štenglová</meta:initial-creator>
    <meta:creation-date>2020-04-20T10:56:03.84</meta:creation-date>
    <meta:document-statistic meta:table-count="0" meta:image-count="0" meta:object-count="0" meta:page-count="1" meta:paragraph-count="10" meta:word-count="172" meta:character-count="885"/>
    <dc:date>2020-04-20T11:05:32.76</dc:date>
    <dc:creator>Denisa Štenglová</dc:creator>
    <meta:editing-duration>PT9M30S</meta:editing-duration>
    <meta:editing-cycles>1</meta:editing-cycles>
    <meta:generator>OpenOffice/4.1.5$Win32 OpenOffice.org_project/415m1$Build-9789</meta:generator>
  </office:meta>
</office:document-meta>
</file>